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016in" table:align="left"/>
    </style:style>
    <style:style style:name="Table1.A" style:family="table-column">
      <style:table-column-properties style:column-width="0.3653in"/>
    </style:style>
    <style:style style:name="Table1.B" style:family="table-column">
      <style:table-column-properties style:column-width="1.3194in"/>
    </style:style>
    <style:style style:name="Table1.C" style:family="table-column">
      <style:table-column-properties style:column-width="1.5778in"/>
    </style:style>
    <style:style style:name="Table1.D" style:family="table-column">
      <style:table-column-properties style:column-width="0.75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3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3">
      <style:paragraph-properties fo:margin-top="0in" fo:margin-bottom="0in" loext:contextual-spacing="false"/>
    </style:style>
    <style:style style:name="P4" style:family="paragraph" style:parent-style-name="Table_20_Contents">
      <style:text-properties fo:color="#00b418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1c02ff"/>
    </style:style>
    <style:style style:name="P7" style:family="paragraph" style:parent-style-name="Preformatted_20_Text">
      <style:text-properties fo:color="#00b418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1c02ff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d80800"/>
    </style:style>
    <style:style style:name="T4" style:family="text">
      <style:text-properties fo:color="#0000a2" fo:font-weight="bold"/>
    </style:style>
    <style:style style:name="T5" style:family="text">
      <style:text-properties fo:color="#0100b6" fo:font-weight="bold"/>
    </style:style>
    <style:style style:name="T6" style:family="text">
      <style:text-properties fo:color="#687687"/>
    </style:style>
    <style:style style:name="T7" style:family="text">
      <style:text-properties fo:color="#cd0000" fo:font-style="italic"/>
    </style:style>
    <style:style style:name="T8" style:family="text">
      <style:text-properties fo:color="#6d79de" fo:font-weight="bold"/>
    </style:style>
    <style:style style:name="T9" style:family="text">
      <style:text-properties fo:color="#3c4c72" fo:font-weight="bold"/>
    </style:style>
    <style:style style:name="T10" style:family="text">
      <style:text-properties fo:color="#00b418"/>
    </style:style>
    <style:style style:name="T11" style:family="text">
      <style:text-properties fo:color="#06960e" fo:font-weight="bold"/>
    </style:style>
    <style:style style:name="T12" style:family="text">
      <style:text-properties fo:color="#585cf6" fo:font-style="italic"/>
    </style:style>
    <style:style style:name="T13" style:family="text">
      <style:text-properties fo:color="#0206ff" fo:font-style="italic"/>
    </style:style>
    <style:style style:name="T14" style:family="text">
      <style:text-properties fo:color="#26b31a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1" text:name="gridId1">
          <text:h text:style-name="Heading_20_2" text:outline-level="2">Basics</text:h>
          <text:h text:style-name="Heading_20_4" text:outline-level="4">On page script</text:h>
          <text:p text:style-name="P5"><text:bookmark text:name="selectable1"/>&lt;<text:span text:style-name="T1">script</text:span> <text:span text:style-name="T2">type</text:span>=<text:span text:style-name="T3">"text/javascript"</text:span>&gt; <text:s/>...</text:p>
          <text:p text:style-name="P9">&lt;/<text:span text:style-name="T1">script</text:span>&gt;</text:p>
          <text:h text:style-name="Heading_20_4" text:outline-level="4">Include external JS file</text:h>
          <text:p text:style-name="P10"><text:bookmark text:name="selectable2"/>&lt;<text:span text:style-name="T1">script</text:span> <text:span text:style-name="T2">src</text:span>=<text:span text:style-name="T3">"filename.js"</text:span>&gt;&lt;/<text:span text:style-name="T1">script</text:span>&gt;</text:p>
          <text:h text:style-name="Heading_20_4" text:outline-level="4">Functions</text:h>
          <text:p text:style-name="P5"><text:bookmark text:name="selectable3"/>function <text:span text:style-name="T4">addNumbers</text:span>(a, b) {</text:p>
          <text:p text:style-name="P5"><text:s text:c="4"/><text:span text:style-name="T5">return</text:span> a + b; ;</text:p>
          <text:p text:style-name="P9">}</text:p>
          <text:p text:style-name="P9"><text:bookmark text:name="selectable4"/>x <text:span text:style-name="T6">=</text:span> addNumbers(<text:span text:style-name="T7">1</text:span>, <text:span text:style-name="T7">2</text:span>);</text:p>
          <text:h text:style-name="Heading_20_4" text:outline-level="4">Edit DOM element</text:h>
          <text:p text:style-name="P9"><text:bookmark text:name="selectable5"/><text:span text:style-name="T8">document</text:span>.<text:span text:style-name="T9">getElementById</text:span>(<text:span text:style-name="T3">"elementID"</text:span>).innerHTML <text:span text:style-name="T6">=</text:span> <text:span text:style-name="T3">"Hello World!"</text:span>;</text:p>
          <text:h text:style-name="Heading_20_4" text:outline-level="4">Output</text:h>
          <text:p text:style-name="P5"><text:bookmark text:name="selectable6"/><text:span text:style-name="T2">console</text:span><text:span text:style-name="T9">.log</text:span>(a); <text:s text:c="12"/><text:span text:style-name="T10">// write to the browser console</text:span></text:p>
          <text:p text:style-name="P5"><text:span text:style-name="T8">document</text:span>.<text:span text:style-name="T9">write</text:span>(a); <text:s text:c="9"/><text:span text:style-name="T10">// write to the HTML</text:span></text:p>
          <text:p text:style-name="P5"><text:span text:style-name="T9">alert</text:span>(a); <text:s text:c="18"/><text:span text:style-name="T10">// output in an alert box</text:span></text:p>
          <text:p text:style-name="P5"><text:span text:style-name="T9">confirm</text:span>(<text:span text:style-name="T3">"Really?"</text:span>); <text:s text:c="8"/><text:span text:style-name="T10">// yes/no dialog, returns true/false depending on user click</text:span></text:p>
          <text:p text:style-name="P9"><text:span text:style-name="T9">prompt</text:span>(<text:span text:style-name="T3">"Your age?"</text:span>,<text:span text:style-name="T3">"0"</text:span>); <text:s text:c="3"/><text:span text:style-name="T10">// input dialog. Second argument is the initial value</text:span></text:p>
          <text:h text:style-name="Heading_20_4" text:outline-level="4">Comments</text:h>
          <text:p text:style-name="P7"><text:bookmark text:name="selectable7"/>/* Multi line</text:p>
          <text:p text:style-name="P7"><text:s text:c="3"/>comment */</text:p>
          <text:p text:style-name="P8"><text:span text:style-name="T10">// One line</text:span></text:p>
        </text:section>
        <text:section text:style-name="Sect1" text:name="gridId2">
          <text:h text:style-name="Heading_20_2" text:outline-level="2">Loops</text:h>
          <text:h text:style-name="Heading_20_4" text:outline-level="4">For Loop</text:h>
          <text:p text:style-name="P5"><text:bookmark text:name="selectable8"/><text:span text:style-name="T5">for</text:span> (var i <text:span text:style-name="T6">=</text:span> <text:span text:style-name="T7">0</text:span>; i <text:span text:style-name="T6">&lt;</text:span> <text:span text:style-name="T7">10</text:span>; i<text:span text:style-name="T6">++</text:span>) {</text:p>
          <text:p text:style-name="P5"><text:s text:c="4"/><text:span text:style-name="T8">document</text:span>.<text:span text:style-name="T9">write</text:span>(i <text:span text:style-name="T6">+</text:span> <text:span text:style-name="T3">": "</text:span> <text:span text:style-name="T6">+</text:span> i<text:span text:style-name="T6">*</text:span><text:span text:style-name="T7">3</text:span> <text:span text:style-name="T6">+</text:span> <text:span text:style-name="T3">"&lt;br /&gt;"</text:span>);</text:p>
          <text:p text:style-name="P9">}</text:p>
          <text:p text:style-name="P5"><text:bookmark text:name="selectable9"/>var sum <text:span text:style-name="T6">=</text:span> <text:span text:style-name="T7">0</text:span>;</text:p>
          <text:p text:style-name="P5"><text:span text:style-name="T5">for</text:span> (var i <text:span text:style-name="T6">=</text:span> <text:span text:style-name="T7">0</text:span>; i <text:span text:style-name="T6">&lt;</text:span> a.<text:span text:style-name="T11">length</text:span>; i<text:span text:style-name="T6">++</text:span>) {</text:p>
          <text:p text:style-name="P5"><text:s text:c="4"/>sum <text:span text:style-name="T6">+</text:span> <text:span text:style-name="T6">=</text:span> a[i];</text:p>
          <text:p text:style-name="P9">} <text:s text:c="14"/><text:span text:style-name="T10">// parsing an array</text:span></text:p>
          <text:h text:style-name="Heading_20_4" text:outline-level="4"><text:soft-page-break/>While Loop</text:h>
          <text:p text:style-name="P5"><text:bookmark text:name="selectable10"/>var i <text:span text:style-name="T6">=</text:span> <text:span text:style-name="T7">1</text:span>; <text:s text:c="21"/><text:span text:style-name="T10">// initialize</text:span></text:p>
          <text:p text:style-name="P5"><text:span text:style-name="T5">while</text:span> (i <text:span text:style-name="T6">&lt;</text:span> <text:span text:style-name="T7">100</text:span>) { <text:s text:c="14"/><text:span text:style-name="T10">// enters the cycle if statement is true</text:span></text:p>
          <text:p text:style-name="P5"><text:s text:c="4"/>i <text:span text:style-name="T6">*=</text:span> <text:span text:style-name="T7">2</text:span>; <text:s text:c="20"/><text:span text:style-name="T10">// increment to avoid infinite loop</text:span></text:p>
          <text:p text:style-name="P5"><text:s text:c="4"/><text:span text:style-name="T8">document</text:span>.<text:span text:style-name="T9">write</text:span>(i <text:span text:style-name="T6">+</text:span> <text:span text:style-name="T3">", "</text:span>); <text:s text:c="2"/><text:span text:style-name="T10">// output</text:span></text:p>
          <text:p text:style-name="P9">}</text:p>
          <text:h text:style-name="Heading_20_4" text:outline-level="4">Do While Loop</text:h>
          <text:p text:style-name="P5"><text:bookmark text:name="selectable11"/>var i <text:span text:style-name="T6">=</text:span> <text:span text:style-name="T7">1</text:span>; <text:s text:c="21"/><text:span text:style-name="T10">// initialize</text:span></text:p>
          <text:p text:style-name="P5"><text:span text:style-name="T5">do</text:span> { <text:s text:c="27"/><text:span text:style-name="T10">// enters cycle at least once</text:span></text:p>
          <text:p text:style-name="P5"><text:s text:c="4"/>i <text:span text:style-name="T6">*=</text:span> <text:span text:style-name="T7">2</text:span>; <text:s text:c="20"/><text:span text:style-name="T10">// increment to avoid infinite loop</text:span></text:p>
          <text:p text:style-name="P5"><text:s text:c="4"/><text:span text:style-name="T8">document</text:span>.<text:span text:style-name="T9">write</text:span>(i <text:span text:style-name="T6">+</text:span> <text:span text:style-name="T3">", "</text:span>); <text:s text:c="2"/><text:span text:style-name="T10">// output</text:span></text:p>
          <text:p text:style-name="P9">} <text:span text:style-name="T5">while</text:span> (i <text:span text:style-name="T6">&lt;</text:span> <text:span text:style-name="T7">100</text:span>) <text:s text:c="14"/><text:span text:style-name="T10">// repeats cycle if statement is true at the end</text:span></text:p>
          <text:h text:style-name="Heading_20_4" text:outline-level="4">Break</text:h>
          <text:p text:style-name="P5"><text:bookmark text:name="selectable12"/><text:span text:style-name="T5">for</text:span> (var i <text:span text:style-name="T6">=</text:span> <text:span text:style-name="T7">0</text:span>; i <text:span text:style-name="T6">&lt;</text:span> <text:span text:style-name="T7">10</text:span>; i<text:span text:style-name="T6">++</text:span>) {</text:p>
          <text:p text:style-name="P5"><text:s text:c="4"/><text:span text:style-name="T5">if</text:span> (i <text:span text:style-name="T6">==</text:span> <text:span text:style-name="T7">5</text:span>) { <text:span text:style-name="T5">break</text:span>; } <text:s text:c="9"/><text:span text:style-name="T10">// stops and exits the cycle</text:span></text:p>
          <text:p text:style-name="P5"><text:s text:c="4"/><text:span text:style-name="T8">document</text:span>.<text:span text:style-name="T9">write</text:span>(i <text:span text:style-name="T6">+</text:span> <text:span text:style-name="T3">", "</text:span>); <text:s text:c="6"/><text:span text:style-name="T10">// last output number is 4</text:span></text:p>
          <text:p text:style-name="P9">}</text:p>
          <text:h text:style-name="Heading_20_4" text:outline-level="4">Continue</text:h>
          <text:p text:style-name="P5"><text:bookmark text:name="selectable13"/><text:span text:style-name="T5">for</text:span> (var i <text:span text:style-name="T6">=</text:span> <text:span text:style-name="T7">0</text:span>; i <text:span text:style-name="T6">&lt;</text:span> <text:span text:style-name="T7">10</text:span>; i<text:span text:style-name="T6">++</text:span>) {</text:p>
          <text:p text:style-name="P5"><text:s text:c="4"/><text:span text:style-name="T5">if</text:span> (i <text:span text:style-name="T6">==</text:span> <text:span text:style-name="T7">5</text:span>) { <text:span text:style-name="T5">continue</text:span>; } <text:s text:c="6"/><text:span text:style-name="T10">// skips the rest of the cycle</text:span></text:p>
          <text:p text:style-name="P5"><text:s text:c="4"/><text:span text:style-name="T8">document</text:span>.<text:span text:style-name="T9">write</text:span>(i <text:span text:style-name="T6">+</text:span> <text:span text:style-name="T3">", "</text:span>); <text:s text:c="6"/><text:span text:style-name="T10">// skips 5</text:span></text:p>
          <text:p text:style-name="P8"><text:span text:style-name="T16">}</text:span></text:p>
        </text:section>
        <text:section text:style-name="Sect1" text:name="gridId3">
          <text:h text:style-name="Heading_20_2" text:outline-level="2">If - Else</text:h>
          <text:p text:style-name="P5"><text:bookmark text:name="selectable14"/><text:span text:style-name="T5">if</text:span> ((age <text:span text:style-name="T6">&gt;=</text:span> <text:span text:style-name="T7">14</text:span>) <text:span text:style-name="T6">&amp;&amp;</text:span> (age <text:span text:style-name="T6">&lt;</text:span> <text:span text:style-name="T7">19</text:span>)) { <text:s text:c="7"/><text:span text:style-name="T10">// logical condition</text:span></text:p>
          <text:p text:style-name="P5"><text:s text:c="4"/>status <text:span text:style-name="T6">=</text:span> <text:span text:style-name="T3">"Eligible."</text:span>; <text:s text:c="14"/><text:span text:style-name="T10">// executed if condition is true</text:span></text:p>
          <text:p text:style-name="P5">} <text:span text:style-name="T5">else</text:span> { <text:s text:c="31"/><text:span text:style-name="T10">// else block is optional</text:span></text:p>
          <text:p text:style-name="P5"><text:s text:c="4"/>status <text:span text:style-name="T6">=</text:span> <text:span text:style-name="T3">"Not eligible."</text:span>; <text:s text:c="10"/><text:span text:style-name="T10">// executed if condition is false</text:span></text:p>
          <text:p text:style-name="P9">}</text:p>
          <text:h text:style-name="Heading_20_4" text:outline-level="4">Switch Statement</text:h>
          <text:p text:style-name="P5"><text:bookmark text:name="selectable15"/><text:span text:style-name="T5">switch</text:span> (<text:span text:style-name="T5">new</text:span> <text:span text:style-name="T2">Date</text:span>().<text:span text:style-name="T9">getDay</text:span>()) { <text:s text:c="5"/><text:span text:style-name="T10">// input is current day</text:span></text:p>
          <text:p text:style-name="P5"><text:s text:c="4"/><text:span text:style-name="T5">case</text:span> <text:span text:style-name="T7">6</text:span>: <text:s text:c="24"/><text:span text:style-name="T10">// if (day == 6)</text:span></text:p>
          <text:p text:style-name="P5"><text:s text:c="8"/>text <text:span text:style-name="T6">=</text:span> <text:span text:style-name="T3">"Saturday"</text:span>; <text:s text:c="9"/></text:p>
          <text:p text:style-name="P5"><text:s text:c="8"/><text:span text:style-name="T5">break</text:span>;</text:p>
          <text:p text:style-name="P5"><text:s text:c="4"/><text:span text:style-name="T5">case</text:span> <text:span text:style-name="T7">0</text:span>: <text:s text:c="24"/><text:span text:style-name="T10">// if (day == 0)</text:span></text:p>
          <text:p text:style-name="P5"><text:s text:c="8"/>text <text:span text:style-name="T6">=</text:span> <text:span text:style-name="T3">"Sunday"</text:span>;</text:p>
          <text:p text:style-name="P5"><text:s text:c="8"/><text:span text:style-name="T5">break</text:span>;</text:p>
          <text:p text:style-name="P5"><text:s text:c="4"/><text:span text:style-name="T5">default</text:span>: <text:s text:c="23"/><text:span text:style-name="T10">// else...</text:span></text:p>
          <text:p text:style-name="P5"><text:s text:c="8"/>text <text:span text:style-name="T6">=</text:span> <text:span text:style-name="T3">"Whatever"</text:span>;</text:p>
          <text:p text:style-name="P8"><text:span text:style-name="T16">} </text:span></text:p>
          <text:p text:style-name="P8"><text:span text:style-name="T16"/></text:p>
        </text:section>
        <text:section text:style-name="Sect1" text:name="gridId4">
          <text:h text:style-name="Heading_20_2" text:outline-level="2"><text:soft-page-break/>Variables</text:h>
          <text:p text:style-name="P5"><text:bookmark text:name="selectable16"/>var a; <text:s text:c="25"/><text:span text:style-name="T10">// variable</text:span></text:p>
          <text:p text:style-name="P5">var b <text:span text:style-name="T6">=</text:span> <text:span text:style-name="T3">"init"</text:span>; <text:s text:c="16"/><text:span text:style-name="T10">// string</text:span></text:p>
          <text:p text:style-name="P5">var c <text:span text:style-name="T6">=</text:span> <text:span text:style-name="T3">"Hi"</text:span> <text:span text:style-name="T6">+</text:span> <text:span text:style-name="T3">" "</text:span> <text:span text:style-name="T6">+</text:span> <text:span text:style-name="T3">"Joe"</text:span>; <text:s text:c="4"/><text:span text:style-name="T10">// = "Hi Joe"</text:span></text:p>
          <text:p text:style-name="P5">var d <text:span text:style-name="T6">=</text:span> <text:span text:style-name="T7">1</text:span> <text:span text:style-name="T6">+</text:span> <text:span text:style-name="T7">2</text:span> <text:span text:style-name="T6">+</text:span> <text:span text:style-name="T3">"3"</text:span>; <text:s text:c="11"/><text:span text:style-name="T10">// = "33"</text:span></text:p>
          <text:p text:style-name="P5">var e <text:span text:style-name="T6">=</text:span> [<text:span text:style-name="T7">2</text:span>,<text:span text:style-name="T7">3</text:span>,<text:span text:style-name="T7">5</text:span>,<text:span text:style-name="T7">8</text:span>]; <text:s text:c="13"/><text:span text:style-name="T10">// array</text:span></text:p>
          <text:p text:style-name="P5">var f <text:span text:style-name="T6">=</text:span> <text:span text:style-name="T12">false</text:span>; <text:s text:c="17"/><text:span text:style-name="T10">// boolean</text:span></text:p>
          <text:p text:style-name="P5">var g <text:span text:style-name="T6">=</text:span><text:span text:style-name="T3"> /()/</text:span>; <text:s text:c="18"/><text:span text:style-name="T10">// RegEx</text:span></text:p>
          <text:p text:style-name="P5">var <text:span text:style-name="T4">h</text:span> <text:span text:style-name="T6">=</text:span> function(){}; <text:s text:c="10"/><text:span text:style-name="T10">// function object</text:span></text:p>
          <text:p text:style-name="P5">const PI <text:span text:style-name="T6">=</text:span> <text:span text:style-name="T7">3.14</text:span>; <text:s text:c="15"/><text:span text:style-name="T10">// constant</text:span></text:p>
          <text:p text:style-name="P5">var a <text:span text:style-name="T6">=</text:span> <text:span text:style-name="T7">1</text:span>, b <text:span text:style-name="T6">=</text:span> <text:span text:style-name="T7">2</text:span>, c <text:span text:style-name="T6">=</text:span> a <text:span text:style-name="T6">+</text:span> b; <text:s text:c="3"/><text:span text:style-name="T10">// one line</text:span></text:p>
          <text:p text:style-name="P9">let z <text:span text:style-name="T6">=</text:span> <text:span text:style-name="T3">'zzz'</text:span>; <text:s text:c="17"/><text:span text:style-name="T10">// block scope local variable</text:span></text:p>
          <text:h text:style-name="Heading_20_4" text:outline-level="4">Strict mode</text:h>
          <text:p text:style-name="P5"><text:bookmark text:name="selectable17"/><text:span text:style-name="T3">"use strict"</text:span>; <text:s text:c="2"/><text:span text:style-name="T10">// Use strict mode to write secure code</text:span></text:p>
          <text:p text:style-name="P9">x <text:span text:style-name="T6">=</text:span> <text:span text:style-name="T7">1</text:span>; <text:s text:c="9"/><text:span text:style-name="T10">// Throws an error because variable is not declared</text:span></text:p>
          <text:h text:style-name="Heading_20_4" text:outline-level="4">Values</text:h>
          <text:p text:style-name="P5"><text:bookmark text:name="selectable18"/><text:span text:style-name="T12">false</text:span>, <text:span text:style-name="T12">true</text:span> <text:s text:c="20"/><text:span text:style-name="T10">// boolean</text:span></text:p>
          <text:p text:style-name="P5"><text:span text:style-name="T7">18</text:span>, <text:span text:style-name="T7">3.14</text:span>, 0b10011, <text:span text:style-name="T7">0xF6</text:span>, <text:span text:style-name="T12">NaN</text:span> <text:s text:c="3"/><text:span text:style-name="T10">// number</text:span></text:p>
          <text:p text:style-name="P5"><text:span text:style-name="T3">"flower"</text:span>, <text:span text:style-name="T3">'John'</text:span> <text:s text:c="15"/><text:span text:style-name="T10">// string</text:span></text:p>
          <text:p text:style-name="P9"><text:span text:style-name="T12">undefined</text:span>, <text:span text:style-name="T12">null</text:span> , <text:span text:style-name="T12">Infinity</text:span> <text:s text:c="5"/><text:span text:style-name="T10">// special</text:span></text:p>
          <text:h text:style-name="Heading_20_4" text:outline-level="4">Operators</text:h>
          <text:p text:style-name="P5"><text:bookmark text:name="selectable19"/>a <text:span text:style-name="T6">=</text:span> b <text:span text:style-name="T6">+</text:span> c <text:span text:style-name="T6">-</text:span> d; <text:s text:c="5"/><text:span text:style-name="T10">// addition, substraction</text:span></text:p>
          <text:p text:style-name="P5">a <text:span text:style-name="T6">=</text:span> b <text:span text:style-name="T6">*</text:span> (c / d); <text:s text:c="3"/><text:span text:style-name="T10">// multiplication, division</text:span></text:p>
          <text:p text:style-name="P5">x <text:span text:style-name="T6">=</text:span> <text:span text:style-name="T7">100</text:span> <text:span text:style-name="T6">%</text:span> <text:span text:style-name="T7">48</text:span>; <text:s text:c="6"/><text:span text:style-name="T10">// modulo. 100 / 48 remainder = 4</text:span></text:p>
          <text:p text:style-name="P9">a<text:span text:style-name="T6">++</text:span>; b<text:span text:style-name="T6">--</text:span>; <text:s text:c="10"/><text:span text:style-name="T10">// postfix increment and decrement</text:span></text:p>
          <text:h text:style-name="Heading_20_4" text:outline-level="4">Bitwise operators</text:h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>
              <table:table-cell table:style-name="Table1.A1" office:value-type="string">
                <text:p text:style-name="Table_20_Contents">&amp;</text:p>
              </table:table-cell>
              <table:table-cell table:style-name="Table1.A1" office:value-type="string">
                <text:p text:style-name="Table_20_Contents">AND </text:p>
              </table:table-cell>
              <table:table-cell table:style-name="Table1.A1" office:value-type="string">
                <text:p text:style-name="P4"> 5 &amp; 1 (0101 &amp; 0001)</text:p>
              </table:table-cell>
              <table:table-cell table:style-name="Table1.A1" office:value-type="string">
                <text:p text:style-name="P4">1 (1)</text:p>
              </table:table-cell>
            </table:table-row>
            <table:table-row>
              <table:table-cell table:style-name="Table1.A1" office:value-type="string">
                <text:p text:style-name="Table_20_Contents">|</text:p>
              </table:table-cell>
              <table:table-cell table:style-name="Table1.A1" office:value-type="string">
                <text:p text:style-name="Table_20_Contents">OR </text:p>
              </table:table-cell>
              <table:table-cell table:style-name="Table1.A1" office:value-type="string">
                <text:p text:style-name="P4"> 5 | 1 (0101 | 0001)</text:p>
              </table:table-cell>
              <table:table-cell table:style-name="Table1.A1" office:value-type="string">
                <text:p text:style-name="P4">5 (101)</text:p>
              </table:table-cell>
            </table:table-row>
            <table:table-row>
              <table:table-cell table:style-name="Table1.A1" office:value-type="string">
                <text:p text:style-name="Table_20_Contents">~</text:p>
              </table:table-cell>
              <table:table-cell table:style-name="Table1.A1" office:value-type="string">
                <text:p text:style-name="Table_20_Contents">NOT </text:p>
              </table:table-cell>
              <table:table-cell table:style-name="Table1.A1" office:value-type="string">
                <text:p text:style-name="P4"> ~ 5 (~0101)</text:p>
              </table:table-cell>
              <table:table-cell table:style-name="Table1.A1" office:value-type="string">
                <text:p text:style-name="P4">10 (1010)</text:p>
              </table:table-cell>
            </table:table-row>
            <table:table-row>
              <table:table-cell table:style-name="Table1.A1" office:value-type="string">
                <text:p text:style-name="Table_20_Contents">^</text:p>
              </table:table-cell>
              <table:table-cell table:style-name="Table1.A1" office:value-type="string">
                <text:p text:style-name="Table_20_Contents">XOR </text:p>
              </table:table-cell>
              <table:table-cell table:style-name="Table1.A1" office:value-type="string">
                <text:p text:style-name="P4"> 5 ^ 1 (0101 ^ 0001)</text:p>
              </table:table-cell>
              <table:table-cell table:style-name="Table1.A1" office:value-type="string">
                <text:p text:style-name="P4">4 (100)</text:p>
              </table:table-cell>
            </table:table-row>
            <table:table-row>
              <table:table-cell table:style-name="Table1.A1" office:value-type="string">
                <text:p text:style-name="Table_20_Contents">&lt;&lt;</text:p>
              </table:table-cell>
              <table:table-cell table:style-name="Table1.A1" office:value-type="string">
                <text:p text:style-name="Table_20_Contents">left shift </text:p>
              </table:table-cell>
              <table:table-cell table:style-name="Table1.A1" office:value-type="string">
                <text:p text:style-name="P4"> 5 &lt;&lt; 1 (0101 &lt;&lt; 1)</text:p>
              </table:table-cell>
              <table:table-cell table:style-name="Table1.A1" office:value-type="string">
                <text:p text:style-name="P4">10 (1010)</text:p>
              </table:table-cell>
            </table:table-row>
            <table:table-row>
              <table:table-cell table:style-name="Table1.A1" office:value-type="string">
                <text:p text:style-name="Table_20_Contents">&gt;&gt;</text:p>
              </table:table-cell>
              <table:table-cell table:style-name="Table1.A1" office:value-type="string">
                <text:p text:style-name="Table_20_Contents">right shift </text:p>
              </table:table-cell>
              <table:table-cell table:style-name="Table1.A1" office:value-type="string">
                <text:p text:style-name="P4"> 5 &gt;&gt; 1 (0101 &gt;&gt; 1)</text:p>
              </table:table-cell>
              <table:table-cell table:style-name="Table1.A1" office:value-type="string">
                <text:p text:style-name="P4">2 (10)</text:p>
              </table:table-cell>
            </table:table-row>
            <table:table-row>
              <table:table-cell table:style-name="Table1.A1" office:value-type="string">
                <text:p text:style-name="Table_20_Contents">&gt;&gt;&gt;</text:p>
              </table:table-cell>
              <table:table-cell table:style-name="Table1.A1" office:value-type="string">
                <text:p text:style-name="Table_20_Contents">zero fill right shift </text:p>
              </table:table-cell>
              <table:table-cell table:style-name="Table1.A1" office:value-type="string">
                <text:p text:style-name="P4"> 5 &gt;&gt;&gt; 1 (0101 &gt;&gt;&gt; 1)</text:p>
              </table:table-cell>
              <table:table-cell table:style-name="Table1.A1" office:value-type="string">
                <text:p text:style-name="P4">2 (10)</text:p>
              </table:table-cell>
            </table:table-row>
          </table:table>
          <text:h text:style-name="Heading_20_4" text:outline-level="4"/>
          <text:p text:style-name="Text_20_body"/>
          <text:p text:style-name="Text_20_body"/>
          <text:p text:style-name="Text_20_body"/>
          <text:p text:style-name="Text_20_body"/>
          <text:h text:style-name="Heading_20_4" text:outline-level="4"><text:soft-page-break/>Arithmetic</text:h>
          <text:p text:style-name="P5"><text:bookmark text:name="selectable20"/>a <text:span text:style-name="T6">*</text:span> (b <text:span text:style-name="T6">+</text:span> c) <text:s text:c="8"/><text:span text:style-name="T10">// grouping</text:span></text:p>
          <text:p text:style-name="P5">person.age <text:s text:c="9"/><text:span text:style-name="T10">// member</text:span></text:p>
          <text:p text:style-name="P5">person[age] <text:s text:c="8"/><text:span text:style-name="T10">// member</text:span></text:p>
          <text:p text:style-name="P5"><text:span text:style-name="T6">!</text:span>(a <text:span text:style-name="T6">==</text:span> b) <text:s text:c="10"/><text:span text:style-name="T10">// logical not</text:span></text:p>
          <text:p text:style-name="P5">a <text:span text:style-name="T6">!=</text:span> b <text:s text:c="13"/><text:span text:style-name="T10">// not equal</text:span></text:p>
          <text:p text:style-name="P5"><text:span text:style-name="T6">typeof</text:span> a <text:s text:c="11"/><text:span text:style-name="T10">// type (number, object, function...)</text:span></text:p>
          <text:p text:style-name="P5">x <text:span text:style-name="T6">&lt;&lt;</text:span> <text:span text:style-name="T7">2</text:span> <text:s/>x <text:span text:style-name="T6">&gt;&gt;</text:span> <text:span text:style-name="T7">3</text:span> <text:s text:c="5"/><text:span text:style-name="T10">// minary shifting</text:span></text:p>
          <text:p text:style-name="P5">a <text:span text:style-name="T6">=</text:span> b <text:s text:c="14"/><text:span text:style-name="T10">// assignment</text:span></text:p>
          <text:p text:style-name="P5">a <text:span text:style-name="T6">==</text:span> b <text:s text:c="13"/><text:span text:style-name="T10">// equals</text:span></text:p>
          <text:p text:style-name="P5">a <text:span text:style-name="T6">!=</text:span> b <text:s text:c="13"/><text:span text:style-name="T10">// unequal</text:span></text:p>
          <text:p text:style-name="P5">a <text:span text:style-name="T6">===</text:span> b <text:s text:c="12"/><text:span text:style-name="T10">// strict equal</text:span></text:p>
          <text:p text:style-name="P5">a <text:span text:style-name="T6">!==</text:span> b <text:s text:c="12"/><text:span text:style-name="T10">// strict unequal</text:span></text:p>
          <text:p text:style-name="P5">a <text:span text:style-name="T6">&lt;</text:span> b <text:s text:c="2"/>a <text:span text:style-name="T6">&gt;</text:span> b <text:s text:c="6"/><text:span text:style-name="T10">// less and greater than</text:span></text:p>
          <text:p text:style-name="P5">a <text:span text:style-name="T6">&lt;=</text:span> b <text:s/>a <text:span text:style-name="T6">&gt;=</text:span> b <text:s text:c="5"/><text:span text:style-name="T10">// less or equal, greater or eq</text:span></text:p>
          <text:p text:style-name="P5">a <text:span text:style-name="T6">+=</text:span> b <text:s text:c="13"/><text:span text:style-name="T10">// a = a + b (works with - * %...)</text:span></text:p>
          <text:p text:style-name="P5">a <text:span text:style-name="T6">&amp;&amp;</text:span> b <text:s text:c="13"/><text:span text:style-name="T10">// logical and</text:span></text:p>
          <text:p text:style-name="P8"><text:span text:style-name="T16">a </text:span><text:span text:style-name="T6">||</text:span><text:span text:style-name="T16"> b <text:s text:c="13"/></text:span><text:span text:style-name="T10">// logical or</text:span></text:p>
        </text:section>
        <text:section text:style-name="Sect1" text:name="gridId5">
          <text:h text:style-name="Heading_20_2" text:outline-level="2">Data Types</text:h>
          <text:p text:style-name="P5"><text:bookmark text:name="selectable21"/>var age <text:span text:style-name="T6">=</text:span> <text:span text:style-name="T7">18</text:span>; <text:s text:c="26"/><text:span text:style-name="T10">// number </text:span></text:p>
          <text:p text:style-name="P5">var name <text:span text:style-name="T6">=</text:span> <text:span text:style-name="T3">"Jane"</text:span>; <text:s text:c="21"/><text:span text:style-name="T10">// string</text:span></text:p>
          <text:p text:style-name="P5">var name <text:span text:style-name="T6">=</text:span> {first:<text:span text:style-name="T3">"Jane"</text:span>, last:<text:span text:style-name="T3">"Doe"</text:span>}; <text:s/><text:span text:style-name="T10">// object</text:span></text:p>
          <text:p text:style-name="P5">var truth <text:span text:style-name="T6">=</text:span> <text:span text:style-name="T12">false</text:span>; <text:s text:c="21"/><text:span text:style-name="T10">// boolean</text:span></text:p>
          <text:p text:style-name="P5">var sheets <text:span text:style-name="T6">=</text:span> [<text:span text:style-name="T3">"HTML"</text:span>,<text:span text:style-name="T3">"CSS"</text:span>,<text:span text:style-name="T3">"JS"</text:span>]; <text:s text:c="6"/><text:span text:style-name="T10">// array</text:span></text:p>
          <text:p text:style-name="P5">var a; <text:span text:style-name="T6">typeof</text:span> a; <text:s text:c="23"/><text:span text:style-name="T10">// undefined</text:span></text:p>
          <text:p text:style-name="P9">var a <text:span text:style-name="T6">=</text:span> <text:span text:style-name="T12">null</text:span>; <text:s text:c="26"/><text:span text:style-name="T10">// value null</text:span></text:p>
          <text:h text:style-name="Heading_20_4" text:outline-level="4">Objects</text:h>
          <text:p text:style-name="P5"><text:bookmark text:name="selectable22"/>var student <text:span text:style-name="T6">=</text:span> { <text:s text:c="16"/><text:span text:style-name="T10">// object name</text:span></text:p>
          <text:p text:style-name="P5"><text:s text:c="4"/>firstName:<text:span text:style-name="T3">"Jane"</text:span>, <text:s text:c="10"/><text:span text:style-name="T10">// list of properties and values</text:span></text:p>
          <text:p text:style-name="P5"><text:s text:c="4"/>lastName:<text:span text:style-name="T3">"Doe"</text:span>,</text:p>
          <text:p text:style-name="P5"><text:s text:c="4"/>age:<text:span text:style-name="T7">18</text:span>,</text:p>
          <text:p text:style-name="P5"><text:s text:c="4"/>height:<text:span text:style-name="T7">170</text:span>,</text:p>
          <text:p text:style-name="P5"><text:s text:c="4"/><text:span text:style-name="T4">fullName</text:span> : function() { <text:s text:c="4"/><text:span text:style-name="T10">// object function</text:span></text:p>
          <text:p text:style-name="P5"><text:s text:c="7"/><text:span text:style-name="T5">return</text:span> <text:span text:style-name="T13">this</text:span>.firstName <text:span text:style-name="T6">+</text:span> <text:span text:style-name="T3">" "</text:span> <text:span text:style-name="T6">+</text:span> <text:span text:style-name="T13">this</text:span>.lastName;</text:p>
          <text:p text:style-name="P5"><text:s text:c="4"/>}</text:p>
          <text:p text:style-name="P9">}; </text:p>
          <text:p text:style-name="P5"><text:bookmark text:name="selectable23"/>student.age <text:span text:style-name="T6">=</text:span> <text:span text:style-name="T7">19</text:span>; <text:s text:c="10"/><text:span text:style-name="T10">// setting value</text:span></text:p>
          <text:p text:style-name="P5">student[age]<text:span text:style-name="T6">++</text:span>; <text:s text:c="12"/><text:span text:style-name="T10">// incrementing</text:span></text:p>
          <text:p text:style-name="P8"><text:span text:style-name="T16">name </text:span><text:span text:style-name="T6">=</text:span><text:span text:style-name="T16"> student.fullName(); <text:s/></text:span><text:span text:style-name="T10">// call object function</text:span></text:p>
        </text:section>
        <text:section text:style-name="Sect1" text:name="gridId6">
          <text:h text:style-name="Heading_20_2" text:outline-level="2"/>
          <text:p text:style-name="Text_20_body"/>
          <text:p text:style-name="Text_20_body"/>
          <text:h text:style-name="Heading_20_2" text:outline-level="2"><text:soft-page-break/>Strings</text:h>
          <text:p text:style-name="P5"><text:bookmark text:name="selectable24"/>var abc <text:span text:style-name="T6">=</text:span> <text:span text:style-name="T3">"abcdefghijklmnopqrstuvwxyz"</text:span>;</text:p>
          <text:p text:style-name="P5">var esc <text:span text:style-name="T6">=</text:span> <text:span text:style-name="T3">'I don</text:span><text:span text:style-name="T14">\'</text:span><text:span text:style-name="T3">t </text:span><text:span text:style-name="T14">\n</text:span><text:span text:style-name="T3"> know'</text:span>; <text:s text:c="2"/><text:span text:style-name="T10">// \n new line</text:span></text:p>
          <text:p text:style-name="P5">var len <text:span text:style-name="T6">=</text:span> abc.<text:span text:style-name="T11">length</text:span>; <text:s text:c="10"/><text:span text:style-name="T10">// string length</text:span></text:p>
          <text:p text:style-name="P5">abc.<text:span text:style-name="T9">indexOf</text:span>(<text:span text:style-name="T3">"lmno"</text:span>); <text:s text:c="11"/><text:span text:style-name="T10">// find substring, -1 if doesn't contain </text:span></text:p>
          <text:p text:style-name="P5">abc.<text:span text:style-name="T9">lastIndexOf</text:span>(<text:span text:style-name="T3">"lmno"</text:span>); <text:s text:c="7"/><text:span text:style-name="T10">// last occurance</text:span></text:p>
          <text:p text:style-name="P5">abc.<text:span text:style-name="T9">slice</text:span>(<text:span text:style-name="T7">3</text:span>, <text:span text:style-name="T7">6</text:span>); <text:s text:c="15"/><text:span text:style-name="T10">// cuts out "def", negative values count from behind</text:span></text:p>
          <text:p text:style-name="P5">abc.<text:span text:style-name="T9">replace</text:span>(<text:span text:style-name="T3">"abc"</text:span>,<text:span text:style-name="T3">"123"</text:span>); <text:s text:c="6"/><text:span text:style-name="T10">// find and replace, takes regular expressions</text:span></text:p>
          <text:p text:style-name="P5">abc.<text:span text:style-name="T9">toUpperCase</text:span>(); <text:s text:c="13"/><text:span text:style-name="T10">// convert to upper case</text:span></text:p>
          <text:p text:style-name="P5">abc.<text:span text:style-name="T9">toLowerCase</text:span>(); <text:s text:c="13"/><text:span text:style-name="T10">// convert to lower case</text:span></text:p>
          <text:p text:style-name="P5">abc.<text:span text:style-name="T9">concat</text:span>(<text:span text:style-name="T3">" "</text:span>, str2); <text:s text:c="9"/><text:span text:style-name="T10">// abc + " " + str2</text:span></text:p>
          <text:p text:style-name="P5">abc.<text:span text:style-name="T9">charAt</text:span>(<text:span text:style-name="T7">2</text:span>); <text:s text:c="17"/><text:span text:style-name="T10">// character at index: "c"</text:span></text:p>
          <text:p text:style-name="P5">abc[<text:span text:style-name="T7">2</text:span>]; <text:s text:c="24"/><text:span text:style-name="T10">// unsafe, abc[2] = "C" doesn't work</text:span></text:p>
          <text:p text:style-name="P5">abc.<text:span text:style-name="T9">charCodeAt</text:span>(<text:span text:style-name="T7">2</text:span>); <text:s text:c="13"/><text:span text:style-name="T10">// character code at index: "c" -&gt; 99</text:span></text:p>
          <text:p text:style-name="P5">abc.<text:span text:style-name="T9">split</text:span>(<text:span text:style-name="T3">","</text:span>); <text:s text:c="16"/><text:span text:style-name="T10">// splitting a string on commas gives an array</text:span></text:p>
          <text:p text:style-name="P5">abc.<text:span text:style-name="T9">split</text:span>(<text:span text:style-name="T3">""</text:span>); <text:s text:c="17"/><text:span text:style-name="T10">// splitting on characters</text:span></text:p>
          <text:p text:style-name="P8"><text:span text:style-name="T7">128</text:span><text:span text:style-name="T16">.</text:span><text:span text:style-name="T9">toString</text:span><text:span text:style-name="T16">(</text:span><text:span text:style-name="T7">16</text:span><text:span text:style-name="T16">); <text:s text:c="14"/></text:span><text:span text:style-name="T10">// number to hex(16), octal (8) or binary (2)</text:span></text:p>
        </text:section>
        <text:section text:style-name="Sect1" text:name="gridId8">
          <text:h text:style-name="Heading_20_2" text:outline-level="2">Events</text:h>
          <text:p text:style-name="P6"><text:bookmark text:name="selectable25"/>&lt;<text:span text:style-name="T1">button</text:span> <text:span text:style-name="T2">onclick</text:span>=<text:span text:style-name="T3">"myFunction();"</text:span>&gt;</text:p>
          <text:p text:style-name="P5"><text:s text:c="3"/>Click here</text:p>
          <text:p text:style-name="P10">&lt;/<text:span text:style-name="T1">button</text:span>&gt;</text:p>
          <text:h text:style-name="Heading_20_4" text:outline-level="4">Mouse</text:h>
          <text:p text:style-name="Text_20_body"><text:span text:style-name="T15">onclick</text:span>, oncontextmenu, ondblclick, onmousedown, onmouseenter, onmouseleave, onmousemove, <text:span text:style-name="T15">onmouseover</text:span>, <text:span text:style-name="T15">onmouseout</text:span>, onmouseup </text:p>
          <text:h text:style-name="Heading_20_4" text:outline-level="4">Keyboard</text:h>
          <text:p text:style-name="Text_20_body"><text:span text:style-name="T15">onkeydown</text:span>, onkeypress, onkeyup </text:p>
          <text:h text:style-name="Heading_20_4" text:outline-level="4">Frame</text:h>
          <text:p text:style-name="Text_20_body">onabort, onbeforeunload, onerror, onhashchange, <text:span text:style-name="T15">onload</text:span>, onpageshow, onpagehide, onresize, onscroll, onunload </text:p>
          <text:h text:style-name="Heading_20_4" text:outline-level="4">Form</text:h>
          <text:p text:style-name="Text_20_body">onblur, <text:span text:style-name="T15">onchange</text:span>, onfocus, onfocusin, onfocusout, oninput, oninvalid, onreset, onsearch, onselect, onsubmit </text:p>
          <text:h text:style-name="Heading_20_4" text:outline-level="4">Drag</text:h>
          <text:p text:style-name="Text_20_body">ondrag, ondragend, ondragenter, ondragleave, ondragover, ondragstart, ondrop </text:p>
          <text:h text:style-name="Heading_20_4" text:outline-level="4">Clipboard</text:h>
          <text:p text:style-name="Text_20_body">oncopy, oncut, onpaste </text:p>
          <text:h text:style-name="Heading_20_4" text:outline-level="4"><text:soft-page-break/>Media</text:h>
          <text:p text:style-name="Text_20_body">onabort, oncanplay, oncanplaythrough, ondurationchange, onended, onerror, onloadeddata, onloadedmetadata, onloadstart, onpause, onplay, onplaying, onprogress, onratechange, onseeked, onseeking, onstalled, onsuspend, ontimeupdate, onvolumechange, onwaiting </text:p>
          <text:h text:style-name="Heading_20_4" text:outline-level="4">Animation</text:h>
          <text:p text:style-name="Text_20_body">animationend, animationiteration, animationstart </text:p>
          <text:h text:style-name="Heading_20_4" text:outline-level="4">Miscellaneous</text:h>
          <text:p text:style-name="P2">transitionend, onmessage, onmousewheel, ononline, onoffline, onpopstate, onshow, onstorage, ontoggle, onwheel, ontouchcancel, ontouchend, ontouchmove, ontouchstart</text:p>
        </text:section>
        <text:section text:style-name="Sect1" text:name="gridId9">
          <text:h text:style-name="Heading_20_2" text:outline-level="2">Numbers and Math</text:h>
          <text:p text:style-name="P5"><text:bookmark text:name="selectable26"/>var pi <text:span text:style-name="T6">=</text:span> <text:span text:style-name="T7">3.141</text:span>;</text:p>
          <text:p text:style-name="P5">pi.toFixed(<text:span text:style-name="T7">0</text:span>); <text:s text:c="9"/><text:span text:style-name="T10">// returns 3</text:span></text:p>
          <text:p text:style-name="P5">pi.toFixed(<text:span text:style-name="T7">2</text:span>); <text:s text:c="9"/><text:span text:style-name="T10">// returns 3.14 - for working with money</text:span></text:p>
          <text:p text:style-name="P5">pi.toPrecision(<text:span text:style-name="T7">2</text:span>) <text:s text:c="6"/><text:span text:style-name="T10">// returns 3.1</text:span></text:p>
          <text:p text:style-name="P5">pi.<text:span text:style-name="T9">valueOf</text:span>(); <text:s text:c="10"/><text:span text:style-name="T10">// returns number</text:span></text:p>
          <text:p text:style-name="P5"><text:span text:style-name="T8">Number</text:span>(<text:span text:style-name="T12">true</text:span>); <text:s text:c="10"/><text:span text:style-name="T10">// converts to number</text:span></text:p>
          <text:p text:style-name="P5"><text:span text:style-name="T8">Number</text:span>(<text:span text:style-name="T5">new</text:span> <text:span text:style-name="T2">Date</text:span>()) <text:s text:c="5"/><text:span text:style-name="T10">// number of milliseconds since 1970</text:span></text:p>
          <text:p text:style-name="P5"><text:span text:style-name="T9">parseInt</text:span>(<text:span text:style-name="T3">"3 months"</text:span>); <text:s text:c="2"/><text:span text:style-name="T10">// returns the first number: 3</text:span></text:p>
          <text:p text:style-name="P5"><text:span text:style-name="T9">parseFloat</text:span>(<text:span text:style-name="T3">"3.5 days"</text:span>); <text:span text:style-name="T10">// returns 3.5</text:span></text:p>
          <text:p text:style-name="P5"><text:span text:style-name="T8">Number</text:span>.<text:span text:style-name="T11">MAX_VALUE</text:span> <text:s text:c="7"/><text:span text:style-name="T10">// largest possible JS number</text:span></text:p>
          <text:p text:style-name="P5"><text:span text:style-name="T8">Number</text:span>.<text:span text:style-name="T11">MIN_VALUE</text:span> <text:s text:c="7"/><text:span text:style-name="T10">// smallest possible JS number</text:span></text:p>
          <text:p text:style-name="P5"><text:span text:style-name="T8">Number</text:span>.<text:span text:style-name="T11">NEGATIVE_INFINITY</text:span><text:span text:style-name="T10">// -Infinity</text:span></text:p>
          <text:p text:style-name="P9"><text:span text:style-name="T8">Number</text:span>.<text:span text:style-name="T11">POSITIVE_INFINITY</text:span><text:span text:style-name="T10">// Infinity</text:span></text:p>
          <text:h text:style-name="Heading_20_4" text:outline-level="4">Math.</text:h>
          <text:p text:style-name="P5"><text:bookmark text:name="selectable27"/>var pi <text:span text:style-name="T6">=</text:span> <text:span text:style-name="T8">Math</text:span>.<text:span text:style-name="T11">PI</text:span>; <text:s text:c="6"/><text:span text:style-name="T10">// 3.141592653589793</text:span></text:p>
          <text:p text:style-name="P5"><text:span text:style-name="T8">Math</text:span>.<text:span text:style-name="T9">round</text:span>(<text:span text:style-name="T7">4.4</text:span>); <text:s text:c="7"/><text:span text:style-name="T10">// = 4 - rounded</text:span></text:p>
          <text:p text:style-name="P5"><text:span text:style-name="T8">Math</text:span>.<text:span text:style-name="T9">round</text:span>(<text:span text:style-name="T7">4.5</text:span>); <text:s text:c="7"/><text:span text:style-name="T10">// = 5</text:span></text:p>
          <text:p text:style-name="P5"><text:span text:style-name="T8">Math</text:span>.<text:span text:style-name="T9">pow</text:span>(<text:span text:style-name="T7">2</text:span>,<text:span text:style-name="T7">8</text:span>); <text:s text:c="9"/><text:span text:style-name="T10">// = 256 - 2 to the power of 8</text:span></text:p>
          <text:p text:style-name="P5"><text:span text:style-name="T8">Math</text:span>.<text:span text:style-name="T9">sqrt</text:span>(<text:span text:style-name="T7">49</text:span>); <text:s text:c="9"/><text:span text:style-name="T10">// = 7 - square root </text:span></text:p>
          <text:p text:style-name="P5"><text:span text:style-name="T8">Math</text:span>.<text:span text:style-name="T9">abs</text:span>(<text:span text:style-name="T6">-</text:span><text:span text:style-name="T7">3.14</text:span>); <text:s text:c="7"/><text:span text:style-name="T10">// = 3.14 - absolute, positive value</text:span></text:p>
          <text:p text:style-name="P5"><text:span text:style-name="T8">Math</text:span>.<text:span text:style-name="T9">ceil</text:span>(<text:span text:style-name="T7">3.14</text:span>); <text:s text:c="7"/><text:span text:style-name="T10">// = 4 - rounded up</text:span></text:p>
          <text:p text:style-name="P5"><text:span text:style-name="T8">Math</text:span>.<text:span text:style-name="T9">floor</text:span>(<text:span text:style-name="T7">3.99</text:span>); <text:s text:c="6"/><text:span text:style-name="T10">// = 3 - rounded down</text:span></text:p>
          <text:p text:style-name="P5"><text:span text:style-name="T8">Math</text:span>.<text:span text:style-name="T9">sin</text:span>(<text:span text:style-name="T7">0</text:span>); <text:s text:c="11"/><text:span text:style-name="T10">// = 0 - sine</text:span></text:p>
          <text:p text:style-name="P5"><text:span text:style-name="T8">Math</text:span>.<text:span text:style-name="T9">cos</text:span>(<text:span text:style-name="T8">Math</text:span>.<text:span text:style-name="T11">PI</text:span>); <text:s text:c="5"/><text:span text:style-name="T10">// OTHERS: tan,atan,asin,acos,</text:span></text:p>
          <text:p text:style-name="P5"><text:span text:style-name="T8">Math</text:span>.<text:span text:style-name="T9">min</text:span>(<text:span text:style-name="T7">0</text:span>, <text:span text:style-name="T7">3</text:span>, <text:span text:style-name="T6">-</text:span><text:span text:style-name="T7">2</text:span>, <text:span text:style-name="T7">2</text:span>); <text:s/><text:span text:style-name="T10">// = -2 - the lowest value</text:span></text:p>
          <text:p text:style-name="P5"><text:span text:style-name="T8">Math</text:span>.<text:span text:style-name="T9">max</text:span>(<text:span text:style-name="T7">0</text:span>, <text:span text:style-name="T7">3</text:span>, <text:span text:style-name="T6">-</text:span><text:span text:style-name="T7">2</text:span>, <text:span text:style-name="T7">2</text:span>); <text:s/><text:span text:style-name="T10">// = 3 - the highest value</text:span></text:p>
          <text:p text:style-name="P5"><text:span text:style-name="T8">Math</text:span><text:span text:style-name="T9">.log</text:span>(<text:span text:style-name="T7">1</text:span>); <text:s text:c="11"/><text:span text:style-name="T10">// = 0 natural logarithm </text:span></text:p>
          <text:p text:style-name="P5"><text:span text:style-name="T8">Math</text:span>.<text:span text:style-name="T9">exp</text:span>(<text:span text:style-name="T7">1</text:span>); <text:s text:c="11"/><text:span text:style-name="T10">// = 2.7182pow(E,x)</text:span></text:p>
          <text:p text:style-name="P5"><text:span text:style-name="T8">Math</text:span>.<text:span text:style-name="T9">random</text:span>(); <text:s text:c="9"/><text:span text:style-name="T10">// random number between 0 and 1</text:span></text:p>
          <text:p text:style-name="P9"><text:span text:style-name="T8">Math</text:span>.<text:span text:style-name="T9">floor</text:span>(<text:span text:style-name="T8">Math</text:span>.<text:span text:style-name="T9">random</text:span>() <text:span text:style-name="T6">*</text:span> <text:span text:style-name="T7">5</text:span>) <text:span text:style-name="T6">+</text:span> <text:span text:style-name="T7">1</text:span>; <text:s/><text:span text:style-name="T10">// random integer, from 1 to 5</text:span></text:p>
          <text:h text:style-name="Heading_20_4" text:outline-level="4">Constants like Math.PI:</text:h>
          <text:p text:style-name="P2">E, PI, SQRT2, SQRT1_2, LN2, LN10, LOG2E, Log10E </text:p>
        </text:section>
        <text:section text:style-name="Sect1" text:name="gridId10">
          <text:h text:style-name="Heading_20_2" text:outline-level="2"><text:soft-page-break/>Dates</text:h>
          <text:p text:style-name="Text_20_body"><text:bookmark text:name="returnedDate"/>Sun Apr 15 2018 05:27:40 GMT-0400 (EDT) </text:p>
          <text:p text:style-name="P9"><text:bookmark text:name="selectable28"/>var d <text:span text:style-name="T6">=</text:span> <text:span text:style-name="T5">new</text:span> <text:span text:style-name="T2">Date</text:span>();</text:p>
          <text:p text:style-name="Text_20_body"><text:bookmark text:name="returnedDate2"/>1523784460832 miliseconds passed since 1970 </text:p>
          <text:p text:style-name="P9"><text:bookmark text:name="selectable29"/><text:span text:style-name="T8">Number</text:span>(d) </text:p>
          <text:p text:style-name="P5"><text:bookmark text:name="selectable30"/><text:span text:style-name="T8">Date</text:span>(<text:span text:style-name="T3">"2017-06-23"</text:span>); <text:s text:c="16"/><text:span text:style-name="T10">// date declaration</text:span></text:p>
          <text:p text:style-name="P5"><text:span text:style-name="T8">Date</text:span>(<text:span text:style-name="T3">"2017"</text:span>); <text:s text:c="22"/><text:span text:style-name="T10">// is set to Jan 01</text:span></text:p>
          <text:p text:style-name="P5"><text:span text:style-name="T8">Date</text:span>(<text:span text:style-name="T3">"2017-06-23T12:00:00-09:45"</text:span>); <text:s/><text:span text:style-name="T10">// date - time YYYY-MM-DDTHH:MM:SSZ</text:span></text:p>
          <text:p text:style-name="P5"><text:span text:style-name="T8">Date</text:span>(<text:span text:style-name="T3">"June 23 2017"</text:span>); <text:s text:c="14"/><text:span text:style-name="T10">// long date format</text:span></text:p>
          <text:p text:style-name="P9"><text:span text:style-name="T8">Date</text:span>(<text:span text:style-name="T3">"Jun 23 2017 07:45:00 GMT+0100 (Tokyo Time)"</text:span>); <text:span text:style-name="T10">// time zone</text:span></text:p>
          <text:h text:style-name="Heading_20_4" text:outline-level="4">Get Times</text:h>
          <text:p text:style-name="P5"><text:bookmark text:name="selectable31"/>var d <text:span text:style-name="T6">=</text:span> <text:span text:style-name="T5">new</text:span> <text:span text:style-name="T2">Date</text:span>();</text:p>
          <text:p text:style-name="P5">a <text:span text:style-name="T6">=</text:span> d.<text:span text:style-name="T9">getDay</text:span>(); <text:s text:c="4"/><text:span text:style-name="T10">// getting the weekday</text:span></text:p>
          <text:p text:style-name="Preformatted_20_Text"/>
          <text:p text:style-name="P5"><text:span text:style-name="T9">getDate</text:span>(); <text:s text:c="9"/><text:span text:style-name="T10">// day as a number (1-31)</text:span></text:p>
          <text:p text:style-name="P5"><text:span text:style-name="T9">getDay</text:span>(); <text:s text:c="10"/><text:span text:style-name="T10">// weekday as a number (0-6)</text:span></text:p>
          <text:p text:style-name="P5"><text:span text:style-name="T9">getFullYear</text:span>(); <text:s text:c="5"/><text:span text:style-name="T10">// four digit year (yyyy)</text:span></text:p>
          <text:p text:style-name="P5"><text:span text:style-name="T9">getHours</text:span>(); <text:s text:c="8"/><text:span text:style-name="T10">// hour (0-23)</text:span></text:p>
          <text:p text:style-name="P5"><text:span text:style-name="T9">getMilliseconds</text:span>(); <text:s/><text:span text:style-name="T10">// milliseconds (0-999)</text:span></text:p>
          <text:p text:style-name="P5"><text:span text:style-name="T9">getMinutes</text:span>(); <text:s text:c="6"/><text:span text:style-name="T10">// minutes (0-59)</text:span></text:p>
          <text:p text:style-name="P5"><text:span text:style-name="T9">getMonth</text:span>(); <text:s text:c="8"/><text:span text:style-name="T10">// month (0-11)</text:span></text:p>
          <text:p text:style-name="P5"><text:span text:style-name="T9">getSeconds</text:span>(); <text:s text:c="6"/><text:span text:style-name="T10">// seconds (0-59)</text:span></text:p>
          <text:p text:style-name="P9"><text:span text:style-name="T9">getTime</text:span>(); <text:s text:c="9"/><text:span text:style-name="T10">// milliseconds since 1970</text:span></text:p>
          <text:h text:style-name="Heading_20_4" text:outline-level="4">Setting part of a date</text:h>
          <text:p text:style-name="P5"><text:bookmark text:name="selectable32"/>var d <text:span text:style-name="T6">=</text:span> <text:span text:style-name="T5">new</text:span> <text:span text:style-name="T2">Date</text:span>();</text:p>
          <text:p text:style-name="P5">d.<text:span text:style-name="T9">setDate</text:span>(d.<text:span text:style-name="T9">getDate</text:span>() <text:span text:style-name="T6">+</text:span> <text:span text:style-name="T7">7</text:span>); <text:span text:style-name="T10">// adds a week to a date</text:span></text:p>
          <text:p text:style-name="Preformatted_20_Text"/>
          <text:p text:style-name="P5"><text:span text:style-name="T9">setDate</text:span>(); <text:s text:c="9"/><text:span text:style-name="T10">// day as a number (1-31)</text:span></text:p>
          <text:p text:style-name="P5"><text:span text:style-name="T9">setFullYear</text:span>(); <text:s text:c="5"/><text:span text:style-name="T10">// year (optionally month and day)</text:span></text:p>
          <text:p text:style-name="P5"><text:span text:style-name="T9">setHours</text:span>(); <text:s text:c="8"/><text:span text:style-name="T10">// hour (0-23)</text:span></text:p>
          <text:p text:style-name="P5"><text:span text:style-name="T9">setMilliseconds</text:span>(); <text:s/><text:span text:style-name="T10">// milliseconds (0-999)</text:span></text:p>
          <text:p text:style-name="P5"><text:span text:style-name="T9">setMinutes</text:span>(); <text:s text:c="6"/><text:span text:style-name="T10">// minutes (0-59)</text:span></text:p>
          <text:p text:style-name="P5"><text:span text:style-name="T9">setMonth</text:span>(); <text:s text:c="8"/><text:span text:style-name="T10">// month (0-11)</text:span></text:p>
          <text:p text:style-name="P5"><text:span text:style-name="T9">setSeconds</text:span>(); <text:s text:c="6"/><text:span text:style-name="T10">// seconds (0-59)</text:span></text:p>
          <text:p text:style-name="P8"><text:span text:style-name="T9">setTime</text:span><text:span text:style-name="T16">(); <text:s text:c="9"/></text:span><text:span text:style-name="T10">// milliseconds since 1970)</text:span></text:p>
        </text:section>
        <text:section text:style-name="Sect1" text:name="gridId11">
          <text:h text:style-name="Heading_20_2" text:outline-level="2"/>
          <text:p text:style-name="Text_20_body"/>
          <text:p text:style-name="Text_20_body"/>
          <text:p text:style-name="Text_20_body"/>
          <text:h text:style-name="Heading_20_2" text:outline-level="2"><text:soft-page-break/>Arrays</text:h>
          <text:p text:style-name="P5"><text:bookmark text:name="selectable33"/>var dogs <text:span text:style-name="T6">=</text:span> [<text:span text:style-name="T3">"Bulldog"</text:span>, <text:span text:style-name="T3">"Beagle"</text:span>, <text:span text:style-name="T3">"Labrador"</text:span>]; </text:p>
          <text:p text:style-name="P5">var dogs <text:span text:style-name="T6">=</text:span> <text:span text:style-name="T5">new</text:span> <text:span text:style-name="T2">Array</text:span>(<text:span text:style-name="T3">"Bulldog"</text:span>, <text:span text:style-name="T3">"Beagle"</text:span>, <text:span text:style-name="T3">"Labrador"</text:span>); <text:s/><text:span text:style-name="T10">// declaration</text:span></text:p>
          <text:p text:style-name="Preformatted_20_Text"/>
          <text:p text:style-name="P5"><text:span text:style-name="T9">alert</text:span>(dogs[<text:span text:style-name="T7">1</text:span>]); <text:s text:c="12"/><text:span text:style-name="T10">// access value at index, first item being [0]</text:span></text:p>
          <text:p text:style-name="P5">dogs[<text:span text:style-name="T7">0</text:span>] <text:span text:style-name="T6">=</text:span> <text:span text:style-name="T3">"Bull Terier"</text:span>; <text:s text:c="3"/><text:span text:style-name="T10">// change the first item</text:span></text:p>
          <text:p text:style-name="Preformatted_20_Text"/>
          <text:p text:style-name="P5"><text:span text:style-name="T5">for</text:span> (var i <text:span text:style-name="T6">=</text:span> <text:span text:style-name="T7">0</text:span>; i <text:span text:style-name="T6">&lt;</text:span> dogs.<text:span text:style-name="T11">length</text:span>; i<text:span text:style-name="T6">++</text:span>) { <text:s text:c="4"/><text:span text:style-name="T10">// parsing with array.length</text:span></text:p>
          <text:p text:style-name="P5"><text:s text:c="4"/><text:span text:style-name="T2">console</text:span><text:span text:style-name="T9">.log</text:span>(dogs[i]);</text:p>
          <text:p text:style-name="P9">}</text:p>
          <text:h text:style-name="Heading_20_4" text:outline-level="4">Methods</text:h>
          <text:p text:style-name="P5"><text:bookmark text:name="selectable34"/>dogs.<text:span text:style-name="T9">toString</text:span>(); <text:s text:c="23"/><text:span text:style-name="T10">// convert to string: results "Bulldog,Beagle,Labrador"</text:span></text:p>
          <text:p text:style-name="P5">dogs.<text:span text:style-name="T9">join</text:span>(<text:span text:style-name="T3">" * "</text:span>); <text:s text:c="22"/><text:span text:style-name="T10">// join: "Bulldog * Beagle * Labrador"</text:span></text:p>
          <text:p text:style-name="P5">dogs.<text:span text:style-name="T9">pop</text:span>(); <text:s text:c="28"/><text:span text:style-name="T10">// remove last element</text:span></text:p>
          <text:p text:style-name="P5">dogs.<text:span text:style-name="T9">push</text:span>(<text:span text:style-name="T3">"Chihuahua"</text:span>); <text:s text:c="16"/><text:span text:style-name="T10">// add new element to the end</text:span></text:p>
          <text:p text:style-name="P5">dogs[dogs.<text:span text:style-name="T11">length</text:span>] <text:span text:style-name="T6">=</text:span> <text:span text:style-name="T3">"Chihuahua"</text:span>; <text:s text:c="7"/><text:span text:style-name="T10">// the same as push</text:span></text:p>
          <text:p text:style-name="P5">dogs.<text:span text:style-name="T9">shift</text:span>(); <text:s text:c="26"/><text:span text:style-name="T10">// remove first element</text:span></text:p>
          <text:p text:style-name="P5">dogs.<text:span text:style-name="T9">unshift</text:span>(<text:span text:style-name="T3">"Chihuahua"</text:span>); <text:s text:c="13"/><text:span text:style-name="T10">// add new element to the beginning</text:span></text:p>
          <text:p text:style-name="P5"><text:span text:style-name="T6">delete</text:span> dogs[<text:span text:style-name="T7">0</text:span>]; <text:s text:c="24"/><text:span text:style-name="T10">// change element to undefined (not recommended)</text:span></text:p>
          <text:p text:style-name="P5">dogs.<text:span text:style-name="T9">splice</text:span>(<text:span text:style-name="T7">2</text:span>, <text:span text:style-name="T7">0</text:span>, <text:span text:style-name="T3">"Pug"</text:span>, <text:span text:style-name="T3">"Boxer"</text:span>); <text:s text:c="5"/><text:span text:style-name="T10">// add elements (where, how many to remove, element list)</text:span></text:p>
          <text:p text:style-name="P5">var animals <text:span text:style-name="T6">=</text:span> dogs.<text:span text:style-name="T9">concat</text:span>(cats,birds); <text:s/><text:span text:style-name="T10">// join two arrays (dogs followed by cats and birds)</text:span></text:p>
          <text:p text:style-name="P5">dogs.<text:span text:style-name="T9">slice</text:span>(<text:span text:style-name="T7">1</text:span>,<text:span text:style-name="T7">4</text:span>); <text:s text:c="23"/><text:span text:style-name="T10">// elements from [1] to [4-1]</text:span></text:p>
          <text:p text:style-name="P5">dogs.<text:span text:style-name="T9">sort</text:span>(); <text:s text:c="27"/><text:span text:style-name="T10">// sort string alphabetically</text:span></text:p>
          <text:p text:style-name="P5">dogs.<text:span text:style-name="T9">reverse</text:span>(); <text:s text:c="24"/><text:span text:style-name="T10">// sort string in descending order</text:span></text:p>
          <text:p text:style-name="P5">x.<text:span text:style-name="T9">sort</text:span>(function(a, b){<text:span text:style-name="T5">return</text:span> a <text:span text:style-name="T6">-</text:span> b}); <text:s text:c="2"/><text:span text:style-name="T10">// numeric sort</text:span></text:p>
          <text:p text:style-name="P5">x.<text:span text:style-name="T9">sort</text:span>(function(a, b){<text:span text:style-name="T5">return</text:span> b <text:span text:style-name="T6">-</text:span> a}); <text:s text:c="2"/><text:span text:style-name="T10">// numeric descending sort</text:span></text:p>
          <text:p text:style-name="P5">highest <text:span text:style-name="T6">=</text:span> x[<text:span text:style-name="T7">0</text:span>]; <text:s text:c="24"/><text:span text:style-name="T10">// first item in sorted array is the lowest (or highest) value</text:span></text:p>
          <text:p text:style-name="P9">x.<text:span text:style-name="T9">sort</text:span>(function(a, b){<text:span text:style-name="T5">return</text:span> <text:span text:style-name="T7">0.5</text:span> <text:span text:style-name="T6">-</text:span> <text:span text:style-name="T8">Math</text:span>.<text:span text:style-name="T9">random</text:span>()}); <text:s text:c="4"/><text:span text:style-name="T10">// random order sort</text:span></text:p>
          <text:p text:style-name="Horizontal_20_Line"/>
          <text:p text:style-name="P2">concat, copyWithin, every, fill, filter, find, findIndex, forEach, indexOf, isArray, join, lastIndexOf, map, pop, push, reduce, reduceRight, reverse, shift, slice, some, sort, splice, toString, unshift, valueOf </text:p>
        </text:section>
        <text:section text:style-name="Sect1" text:name="gridId12">
          <text:h text:style-name="Heading_20_2" text:outline-level="2">Global Functions</text:h>
          <text:p text:style-name="P5"><text:bookmark text:name="selectable35"/><text:span text:style-name="T9">eval</text:span>(); <text:s text:c="20"/><text:span text:style-name="T10">// executes a string as if it was script code</text:span></text:p>
          <text:p text:style-name="P5"><text:span text:style-name="T8">String</text:span>(<text:span text:style-name="T7">23</text:span>); <text:s text:c="16"/><text:span text:style-name="T10">// return string from number</text:span></text:p>
          <text:p text:style-name="P5">(<text:span text:style-name="T7">23</text:span>).<text:span text:style-name="T9">toString</text:span>(); <text:s text:c="11"/><text:span text:style-name="T10">// return string from number</text:span></text:p>
          <text:p text:style-name="P5"><text:span text:style-name="T8">Number</text:span>(<text:span text:style-name="T3">"23"</text:span>); <text:s text:c="14"/><text:span text:style-name="T10">// return number from string</text:span></text:p>
          <text:p text:style-name="P5">decodeURI(enc); <text:s text:c="12"/><text:span text:style-name="T10">// decode URI. Result: "my page.asp"</text:span></text:p>
          <text:p text:style-name="P5">encodeURI(uri); <text:s text:c="12"/><text:span text:style-name="T10">// encode URI. Result: "my%page.asp"</text:span></text:p>
          <text:p text:style-name="P5">decodeURIComponent(enc); <text:s text:c="3"/><text:span text:style-name="T10">// decode a URI component</text:span></text:p>
          <text:p text:style-name="P5">encodeURIComponent(uri); <text:s text:c="3"/><text:span text:style-name="T10">// encode a URI component</text:span></text:p>
          <text:p text:style-name="P5"><text:span text:style-name="T9">isFinite</text:span>(); <text:s text:c="16"/><text:span text:style-name="T10">// is variable a finite, legal number</text:span></text:p>
          <text:p text:style-name="P5"><text:span text:style-name="T9">isNaN</text:span>(); <text:s text:c="19"/><text:span text:style-name="T10">// is variable an illegal number</text:span></text:p>
          <text:p text:style-name="P5"><text:span text:style-name="T9">parseFloat</text:span>(); <text:s text:c="14"/><text:span text:style-name="T10">// returns floating point number of string</text:span></text:p>
          <text:p text:style-name="P8"><text:span text:style-name="T9">parseInt</text:span><text:span text:style-name="T16">(); <text:s text:c="16"/></text:span><text:span text:style-name="T10">// parses a string and returns an integer</text:span></text:p>
        </text:section>
        <text:section text:style-name="Sect1" text:name="gridId13">
          <text:h text:style-name="Heading_20_2" text:outline-level="2"><text:soft-page-break/>Regular Expressions</text:h>
          <text:p text:style-name="P9"><text:bookmark text:name="selectable36"/>var a <text:span text:style-name="T6">=</text:span> str.<text:span text:style-name="T9">search</text:span>(<text:span text:style-name="T3">/CheatSheet/i</text:span>);</text:p>
          <text:h text:style-name="Heading_20_4" text:outline-level="4">Modifiers</text:h>
          <text:p text:style-name="P2"><text:bookmark text:name="selectableSpan45"/>i <text:span text:style-name="Emphasis">perform case-insensitive matching </text:span></text:p>
          <text:p text:style-name="P2"><text:bookmark text:name="selectableSpan46"/>g <text:span text:style-name="Emphasis">perform a global match </text:span></text:p>
          <text:p text:style-name="Text_20_body"><text:bookmark text:name="selectableSpan47"/>m <text:span text:style-name="Emphasis">perform multiline matching </text:span></text:p>
          <text:h text:style-name="Heading_20_4" text:outline-level="4">Patterns</text:h>
          <text:p text:style-name="P2"><text:bookmark text:name="selectableSpan48"/>\ <text:span text:style-name="Emphasis">Escape character</text:span></text:p>
          <text:p text:style-name="P2"><text:bookmark text:name="selectableSpan49"/>\d <text:span text:style-name="Emphasis">find a digit </text:span></text:p>
          <text:p text:style-name="P2"><text:bookmark text:name="selectableSpan50"/>\s <text:span text:style-name="Emphasis">find a whitespace character </text:span></text:p>
          <text:p text:style-name="P2"><text:bookmark text:name="selectableSpan51"/>\b <text:span text:style-name="Emphasis">find match at beginning or end of a word </text:span></text:p>
          <text:p text:style-name="P2"><text:bookmark text:name="selectableSpan52"/>n+ <text:span text:style-name="Emphasis">contains at least one n </text:span></text:p>
          <text:p text:style-name="P2"><text:bookmark text:name="selectableSpan53"/>n* <text:span text:style-name="Emphasis">contains zero or more occurrences of n </text:span></text:p>
          <text:p text:style-name="P2"><text:bookmark text:name="selectableSpan54"/>n? <text:span text:style-name="Emphasis">contains zero or one occurrences of n </text:span></text:p>
          <text:p text:style-name="P2"><text:bookmark text:name="selectableSpan55"/>^ <text:span text:style-name="Emphasis">Start of string</text:span></text:p>
          <text:p text:style-name="P2"><text:bookmark text:name="selectableSpan56"/>$ <text:span text:style-name="Emphasis">End of string</text:span></text:p>
          <text:p text:style-name="P2"><text:bookmark text:name="selectableSpan57"/>\uxxxx <text:span text:style-name="Emphasis">find the Unicode character </text:span></text:p>
          <text:p text:style-name="P2"><text:bookmark text:name="selectableSpan58"/>. <text:span text:style-name="Emphasis">Any single character</text:span></text:p>
          <text:p text:style-name="P2"><text:bookmark text:name="selectableSpan59"/>(a|b) <text:span text:style-name="Emphasis">a or b</text:span></text:p>
          <text:p text:style-name="P2"><text:bookmark text:name="selectableSpan60"/>(...) <text:span text:style-name="Emphasis">Group section</text:span></text:p>
          <text:p text:style-name="P2"><text:bookmark text:name="selectableSpan61"/>[abc] <text:span text:style-name="Emphasis">In range (a, b or c)</text:span></text:p>
          <text:p text:style-name="P2"><text:bookmark text:name="selectableSpan62"/>[0-9] <text:span text:style-name="Emphasis">any of the digits between the brackets</text:span></text:p>
          <text:p text:style-name="P2"><text:bookmark text:name="selectableSpan63"/>[^abc] <text:span text:style-name="Emphasis">Not in range</text:span></text:p>
          <text:p text:style-name="P2"><text:bookmark text:name="selectableSpan64"/>\s <text:span text:style-name="Emphasis">White space</text:span></text:p>
          <text:p text:style-name="P2"><text:bookmark text:name="selectableSpan65"/>a? <text:span text:style-name="Emphasis">Zero or one of a</text:span></text:p>
          <text:p text:style-name="P2"><text:bookmark text:name="selectableSpan66"/>a* <text:span text:style-name="Emphasis">Zero or more of a</text:span></text:p>
          <text:p text:style-name="P2"><text:bookmark text:name="selectableSpan67"/>a*? <text:span text:style-name="Emphasis">Zero or more, ungreedy</text:span></text:p>
          <text:p text:style-name="P2"><text:bookmark text:name="selectableSpan68"/>a+ <text:span text:style-name="Emphasis">One or more of a</text:span></text:p>
          <text:p text:style-name="P2"><text:bookmark text:name="selectableSpan69"/>a+? <text:span text:style-name="Emphasis">One or more, ungreedy</text:span></text:p>
          <text:p text:style-name="P2"><text:bookmark text:name="selectableSpan70"/>a{2} <text:span text:style-name="Emphasis">Exactly 2 of a</text:span></text:p>
          <text:p text:style-name="P2"><text:bookmark text:name="selectableSpan71"/>a{2,} <text:span text:style-name="Emphasis">2 or more of a</text:span></text:p>
          <text:p text:style-name="P2"><text:bookmark text:name="selectableSpan72"/>a{,5} <text:span text:style-name="Emphasis">Up to 5 of a</text:span></text:p>
          <text:p text:style-name="P2"><text:bookmark text:name="selectableSpan73"/>a{2,5} <text:span text:style-name="Emphasis">2 to 5 of a</text:span></text:p>
          <text:p text:style-name="P2"><text:bookmark text:name="selectableSpan74"/>a{2,5}? <text:span text:style-name="Emphasis">2 to 5 of a, ungreedy</text:span></text:p>
          <text:p text:style-name="P2"><text:bookmark text:name="selectableSpan75"/>[:punct:] <text:span text:style-name="Emphasis">Any punctu­ation symbol</text:span></text:p>
          <text:p text:style-name="P2"><text:bookmark text:name="selectableSpan76"/>[:space:] <text:span text:style-name="Emphasis">Any space character</text:span></text:p>
          <text:p text:style-name="P2"><text:bookmark text:name="selectableSpan77"/>[:blank:] <text:span text:style-name="Emphasis">Space or tab</text:span></text:p>
        </text:section>
        <text:section text:style-name="Sect1" text:name="gridId14">
          <text:h text:style-name="Heading_20_2" text:outline-level="2"><text:soft-page-break/>Errors</text:h>
          <text:p text:style-name="P5"><text:bookmark text:name="selectable37"/><text:span text:style-name="T5">try</text:span> { <text:s text:c="26"/><text:span text:style-name="T10">// block of code to try</text:span></text:p>
          <text:p text:style-name="P5"><text:s text:c="4"/>undefinedFunction();</text:p>
          <text:p text:style-name="P5">}</text:p>
          <text:p text:style-name="P5"><text:span text:style-name="T5">catch</text:span>(err) { <text:s text:c="19"/><text:span text:style-name="T10">// block to handle errors</text:span></text:p>
          <text:p text:style-name="P5"><text:s text:c="4"/><text:span text:style-name="T2">console</text:span><text:span text:style-name="T9">.log</text:span>(err.message);</text:p>
          <text:p text:style-name="P9">}</text:p>
          <text:h text:style-name="Heading_20_4" text:outline-level="4">Throw error</text:h>
          <text:p text:style-name="P9"><text:bookmark text:name="selectable38"/><text:span text:style-name="T5">throw</text:span> <text:span text:style-name="T3">"My error message"</text:span>; <text:s text:c="3"/><text:span text:style-name="T10">// throw a text</text:span></text:p>
          <text:h text:style-name="Heading_20_4" text:outline-level="4">Input validation</text:h>
          <text:p text:style-name="P5"><text:bookmark text:name="selectable39"/>var x <text:span text:style-name="T6">=</text:span> <text:span text:style-name="T8">document</text:span>.<text:span text:style-name="T9">getElementById</text:span>(<text:span text:style-name="T3">"mynum"</text:span>).<text:span text:style-name="T11">value</text:span>; <text:span text:style-name="T10">// get input value</text:span></text:p>
          <text:p text:style-name="P5"><text:span text:style-name="T5">try</text:span> { </text:p>
          <text:p text:style-name="P5"><text:s text:c="4"/><text:span text:style-name="T5">if</text:span>(x <text:span text:style-name="T6">==</text:span> <text:span text:style-name="T3">""</text:span>) <text:s/><text:span text:style-name="T5">throw</text:span> <text:span text:style-name="T3">"empty"</text:span>; <text:s text:c="16"/><text:span text:style-name="T10">// error cases</text:span></text:p>
          <text:p text:style-name="P5"><text:s text:c="4"/><text:span text:style-name="T5">if</text:span>(<text:span text:style-name="T9">isNaN</text:span>(x)) <text:span text:style-name="T5">throw</text:span> <text:span text:style-name="T3">"not a number"</text:span>;</text:p>
          <text:p text:style-name="P5"><text:s text:c="4"/>x <text:span text:style-name="T6">=</text:span> <text:span text:style-name="T8">Number</text:span>(x);</text:p>
          <text:p text:style-name="P5"><text:s text:c="4"/><text:span text:style-name="T5">if</text:span>(x <text:span text:style-name="T6">&gt;</text:span> <text:span text:style-name="T7">10</text:span>) <text:s text:c="2"/><text:span text:style-name="T5">throw</text:span> <text:span text:style-name="T3">"too high"</text:span>;</text:p>
          <text:p text:style-name="P5">}</text:p>
          <text:p text:style-name="P5"><text:span text:style-name="T5">catch</text:span>(err) { <text:s text:c="35"/><text:span text:style-name="T10">// if there's an error</text:span></text:p>
          <text:p text:style-name="P5"><text:s text:c="4"/><text:span text:style-name="T8">document</text:span>.<text:span text:style-name="T9">write</text:span>(<text:span text:style-name="T3">"Input is "</text:span> <text:span text:style-name="T6">+</text:span> err); <text:s text:c="9"/><text:span text:style-name="T10">// output error</text:span></text:p>
          <text:p text:style-name="P5"><text:s text:c="4"/><text:span text:style-name="T2">console</text:span><text:span text:style-name="T9">.error</text:span>(err); <text:s text:c="24"/><text:span text:style-name="T10">// write the error in console</text:span></text:p>
          <text:p text:style-name="P5">}</text:p>
          <text:p text:style-name="P5"><text:span text:style-name="T5">finally</text:span> {</text:p>
          <text:p text:style-name="P5"><text:s text:c="4"/><text:span text:style-name="T8">document</text:span>.<text:span text:style-name="T9">write</text:span>(<text:span text:style-name="T3">"&lt;/br /&gt;Done"</text:span>); <text:s text:c="13"/><text:span text:style-name="T10">// executed regardless of the try / catch result</text:span></text:p>
          <text:p text:style-name="P9">}</text:p>
          <text:h text:style-name="Heading_20_4" text:outline-level="4">Error name values</text:h>
          <text:p text:style-name="P2"><text:bookmark text:name="selectableSpan78"/>RangeError <text:span text:style-name="Emphasis">A number is "out of range" </text:span></text:p>
          <text:p text:style-name="P2"><text:bookmark text:name="selectableSpan79"/>ReferenceError <text:span text:style-name="Emphasis">An illegal reference has occurred </text:span></text:p>
          <text:p text:style-name="P2"><text:bookmark text:name="selectableSpan80"/>SyntaxError <text:span text:style-name="Emphasis">A syntax error has occurred </text:span></text:p>
          <text:p text:style-name="P2"><text:bookmark text:name="selectableSpan81"/>TypeError <text:span text:style-name="Emphasis">A type error has occurred </text:span></text:p>
          <text:p text:style-name="P2"><text:bookmark text:name="selectableSpan82"/>URIError <text:span text:style-name="Emphasis">An encodeURI() error has occurred </text:span></text:p>
        </text:section>
        <text:section text:style-name="Sect1" text:name="gridId15">
          <text:h text:style-name="Heading_20_2" text:outline-level="2">JSON</text:h>
          <text:p text:style-name="P5"><text:bookmark text:name="selectable40"/>var str <text:span text:style-name="T6">=</text:span> <text:span text:style-name="T3">'{"names":['</text:span> <text:span text:style-name="T6">+</text:span> <text:s text:c="19"/><text:span text:style-name="T10">// crate JSON object</text:span></text:p>
          <text:p text:style-name="P5"><text:span text:style-name="T3">'{"first":"Hakuna","lastN":"Matata" },'</text:span> <text:span text:style-name="T6">+</text:span></text:p>
          <text:p text:style-name="P5"><text:span text:style-name="T3">'{"first":"Jane","lastN":"Doe" },'</text:span> <text:span text:style-name="T6">+</text:span></text:p>
          <text:p text:style-name="P5"><text:span text:style-name="T3">'{"first":"Air","last":"Jordan" }]}'</text:span>;</text:p>
          <text:p text:style-name="P5">obj <text:span text:style-name="T6">=</text:span> JSON.<text:span text:style-name="T9">parse</text:span>(str); <text:s text:c="21"/><text:span text:style-name="T10">// parse</text:span></text:p>
          <text:p text:style-name="P9"><text:span text:style-name="T8">document</text:span>.<text:span text:style-name="T9">write</text:span>(obj.names[<text:span text:style-name="T7">1</text:span>].first); <text:s text:c="8"/><text:span text:style-name="T10">// access</text:span></text:p>
          <text:h text:style-name="Heading_20_4" text:outline-level="4">Send </text:h>
          <text:p text:style-name="P5"><text:bookmark text:name="selectable41"/>var myObj <text:span text:style-name="T6">=</text:span> { <text:span text:style-name="T3">"name"</text:span>:<text:span text:style-name="T3">"Jane"</text:span>, <text:span text:style-name="T3">"age"</text:span>:<text:span text:style-name="T7">18</text:span>, <text:span text:style-name="T3">"city"</text:span>:<text:span text:style-name="T3">"Chicago"</text:span> }; <text:s/><text:span text:style-name="T10">// create object</text:span></text:p>
          <text:p text:style-name="P5">var myJSON <text:span text:style-name="T6">=</text:span> JSON.stringify(myObj); <text:s text:c="24"/><text:span text:style-name="T10">// stringify</text:span></text:p>
          <text:p text:style-name="P9"><text:span text:style-name="T8">window</text:span>.<text:span text:style-name="T11">location</text:span> <text:span text:style-name="T6">=</text:span> <text:span text:style-name="T3">"demo.php?x="</text:span> <text:span text:style-name="T6">+</text:span> myJSON; <text:s text:c="18"/><text:span text:style-name="T10">// send to php</text:span></text:p>
          <text:h text:style-name="Heading_20_4" text:outline-level="4"><text:soft-page-break/>Storing and retrieving</text:h>
          <text:p text:style-name="P5"><text:bookmark text:name="selectable42"/>myObj <text:span text:style-name="T6">=</text:span> { <text:span text:style-name="T3">"name"</text:span>:<text:span text:style-name="T3">"Jane"</text:span>, <text:span text:style-name="T3">"age"</text:span>:<text:span text:style-name="T7">18</text:span>, <text:span text:style-name="T3">"city"</text:span>:<text:span text:style-name="T3">"Chicago"</text:span> };</text:p>
          <text:p text:style-name="P5">myJSON <text:span text:style-name="T6">=</text:span> JSON.stringify(myObj); <text:s text:c="16"/><text:span text:style-name="T10">// storing data</text:span></text:p>
          <text:p text:style-name="P9">localStorage.setItem(<text:span text:style-name="T3">"testJSON"</text:span>, myJSON); <text:s text:c="2"/></text:p>
          <text:p text:style-name="P5"><text:bookmark text:name="selectable43"/>text <text:span text:style-name="T6">=</text:span> localStorage.getItem(<text:span text:style-name="T3">"testJSON"</text:span>); <text:s text:c="7"/><text:span text:style-name="T10">// retrieving data </text:span></text:p>
          <text:p text:style-name="P5">obj <text:span text:style-name="T6">=</text:span> JSON.<text:span text:style-name="T9">parse</text:span>(text);</text:p>
          <text:p text:style-name="P8"><text:span text:style-name="T8">document</text:span><text:span text:style-name="T16">.</text:span><text:span text:style-name="T9">write</text:span><text:span text:style-name="T16">(obj.</text:span><text:span text:style-name="T11">name</text:span><text:span text:style-name="T16">);</text:span></text:p>
        </text:section>
        <text:section text:style-name="Sect1" text:name="gridId16">
          <text:h text:style-name="Heading_20_2" text:outline-level="2">Promises</text:h>
          <text:p text:style-name="P5"><text:bookmark text:name="selectable44"/>function <text:span text:style-name="T4">sum</text:span> (a, b) {</text:p>
          <text:p text:style-name="P5"><text:s text:c="3"/><text:span text:style-name="T5">return</text:span> Promise(function (resolve, reject) { </text:p>
          <text:p text:style-name="P5"><text:s text:c="5"/><text:span text:style-name="T9">setTimeout</text:span>(function () { <text:s text:c="38"/><text:span text:style-name="T10">// send the response after 1 second</text:span></text:p>
          <text:p text:style-name="P5"><text:s text:c="7"/><text:span text:style-name="T5">if</text:span> (<text:span text:style-name="T6">typeof</text:span> a <text:span text:style-name="T6">!==</text:span> <text:span text:style-name="T3">"number"</text:span> <text:span text:style-name="T6">||</text:span> <text:span text:style-name="T6">typeof</text:span> b <text:span text:style-name="T6">!==</text:span> <text:span text:style-name="T3">"number"</text:span>) { <text:s text:c="7"/><text:span text:style-name="T10">// testing input types</text:span></text:p>
          <text:p text:style-name="P5"><text:s text:c="9"/><text:span text:style-name="T5">return</text:span> reject(<text:span text:style-name="T5">new</text:span> <text:span text:style-name="T2">TypeError</text:span>(<text:span text:style-name="T3">"Inputs must be numbers"</text:span>));</text:p>
          <text:p text:style-name="P5"><text:s text:c="7"/>}</text:p>
          <text:p text:style-name="P5"><text:s text:c="7"/>resolve(a <text:span text:style-name="T6">+</text:span> b);</text:p>
          <text:p text:style-name="P5"><text:s text:c="5"/>}, <text:span text:style-name="T7">1000</text:span>);</text:p>
          <text:p text:style-name="P5"><text:s text:c="3"/>});</text:p>
          <text:p text:style-name="P5">}</text:p>
          <text:p text:style-name="P5">var myPromise <text:span text:style-name="T6">=</text:span> sum(<text:span text:style-name="T7">10</text:span>, <text:span text:style-name="T7">5</text:span>);</text:p>
          <text:p text:style-name="P5">myPromsise.then(function (result) {</text:p>
          <text:p text:style-name="P5"><text:s text:c="2"/><text:span text:style-name="T8">document</text:span>.<text:span text:style-name="T9">write</text:span>(<text:span text:style-name="T3">" 10 + 5: "</text:span>, result);</text:p>
          <text:p text:style-name="P5"><text:s text:c="2"/><text:span text:style-name="T5">return</text:span> sum(<text:span text:style-name="T12">null</text:span>, <text:span text:style-name="T3">"foo"</text:span>); <text:s text:c="13"/><text:span text:style-name="T10">// Invalid data and return another promise</text:span></text:p>
          <text:p text:style-name="P5">}).then(function () { <text:s text:c="18"/><text:span text:style-name="T10">// Won't be called because of the error</text:span></text:p>
          <text:p text:style-name="P5">}).<text:span text:style-name="T5">catch</text:span>(function (err) { <text:s text:c="14"/><text:span text:style-name="T10">// The catch handler is called instead, after another second</text:span></text:p>
          <text:p text:style-name="P5"><text:s text:c="2"/><text:span text:style-name="T2">console</text:span><text:span text:style-name="T9">.error</text:span>(err); <text:s text:c="18"/><text:span text:style-name="T10">// =&gt; Please provide two numbers to sum.</text:span></text:p>
          <text:p text:style-name="P9">});</text:p>
          <text:h text:style-name="Heading_20_4" text:outline-level="4">States</text:h>
          <text:p text:style-name="Text_20_body">pending, fulfilled, rejected </text:p>
          <text:h text:style-name="Heading_20_4" text:outline-level="4">Properties</text:h>
          <text:p text:style-name="Text_20_body">Promise.length, Promise.prototype </text:p>
          <text:h text:style-name="Heading_20_4" text:outline-level="4">Methods</text:h>
          <text:p text:style-name="P2">Promise.all(iterable), Promise.race(iterable), Promise.reject(reason), Promise.resolve(value) </text:p>
        </text:section>
        <text:section text:style-name="Sect1" text:name="gridId17">
          <text:h text:style-name="Heading_20_2" text:outline-level="2">Useful Links</text:h>
          <text:p text:style-name="P2"><text:a xlink:type="simple" xlink:href="https://html-cleaner.com/js/" office:target-frame-name="_blank" xlink:show="new" text:style-name="Internet_20_link" text:visited-style-name="Visited_20_Internet_20_Link">JS cleaner</text:a> <text:a xlink:type="simple" xlink:href="https://javascriptobfuscator.com/Javascript-Obfuscator.aspx" office:target-frame-name="_blank" xlink:show="new" text:style-name="Internet_20_link" text:visited-style-name="Visited_20_Internet_20_Link">Obfuscator</text:a> <text:a xlink:type="simple" xlink:href="https://jquery.com/" office:target-frame-name="_blank" xlink:show="new" text:style-name="Internet_20_link" text:visited-style-name="Visited_20_Internet_20_Link">Can I use?</text:a> <text:a xlink:type="simple" xlink:href="https://nodejs.org/en/" office:target-frame-name="_blank" xlink:show="new" text:style-name="Internet_20_link" text:visited-style-name="Visited_20_Internet_20_Link">Node.js</text:a> <text:a xlink:type="simple" xlink:href="https://jquery.com/" office:target-frame-name="_blank" xlink:show="new" text:style-name="Internet_20_link" text:visited-style-name="Visited_20_Internet_20_Link">jQuery</text:a> <text:a xlink:type="simple" xlink:href="http://www.regexpal.com/" office:target-frame-name="_blank" xlink:show="new" text:style-name="Internet_20_link" text:visited-style-name="Visited_20_Internet_20_Link">RegEx tester</text:a> </text:p>
        </text:section>
        <text:h text:style-name="Heading_20_3" text:outline-level="3">Online Interactive JavaScript (JS) Cheat Sheet</text:h>
        <text:p text:style-name="Text_20_body"><text:span text:style-name="Strong_20_Emphasis">JavaScript Cheat Seet contains useful code examples on a single page. Find code for JS loops, variables, objects, data types, strings, events and many other categories. Popy-paste the code you need or just quickly check the JS syntax for your projects. </text:span></text:p>
        <text:p text:style-name="Text_20_body"><text:soft-page-break/>Choose to display or hide the comments, clicking the command in the top right corner.</text:p>
        <text:list xml:id="list708948305" text:style-name="L3">
          <text:list-item>
            <text:p text:style-name="P3"><text:span text:style-name="Strong_20_Emphasis">Basics</text:span> – Introduction to JavaScript syntax. Learn how to include the scripts on a <text:a xlink:type="simple" xlink:href="http://htmlcheatsheet.com/" text:style-name="Internet_20_link" text:visited-style-name="Visited_20_Internet_20_Link">HTML</text:a> page, how to declare a function, target a DOM element by it ID, how to output the data and how to write comments. </text:p>
          </text:list-item>
          <text:list-item>
            <text:p text:style-name="P3"><text:span text:style-name="Strong_20_Emphasis">Loops</text:span> – Most programming languages allow to work with loops, which help in executing one or more statements up to a desired number of times. Find the "for" and "while" loop syntax in this section. </text:p>
          </text:list-item>
          <text:list-item>
            <text:p text:style-name="P3"><text:span text:style-name="Strong_20_Emphasis">If - Else statements</text:span> – Conditional statements are used to perform different actions based on different conditions. </text:p>
          </text:list-item>
          <text:list-item>
            <text:p text:style-name="P3"><text:span text:style-name="Strong_20_Emphasis">Variables</text:span> – Use variables (numbers, strings, arrays etc.) and learn the operators. </text:p>
          </text:list-item>
          <text:list-item>
            <text:p text:style-name="P3"><text:span text:style-name="Strong_20_Emphasis">Data types</text:span> – You can declare many types of variables and declare your own objects in JavaScript. </text:p>
          </text:list-item>
          <text:list-item>
            <text:p text:style-name="P3"><text:span text:style-name="Strong_20_Emphasis">Strings</text:span> – Learn how to work with JS strings and find the most common functions to work with this data type. </text:p>
          </text:list-item>
          <text:list-item>
            <text:p text:style-name="P3"><text:span text:style-name="Strong_20_Emphasis">Events</text:span> – Use JavaScript event listeners to trigger functions. </text:p>
          </text:list-item>
          <text:list-item>
            <text:p text:style-name="P3"><text:span text:style-name="Strong_20_Emphasis">Numbers and math</text:span> – Work with JS numbers, predefined constants and perform math functions. </text:p>
          </text:list-item>
          <text:list-item>
            <text:p text:style-name="P3"><text:span text:style-name="Strong_20_Emphasis">Dates</text:span> – Get or modify current time and date. </text:p>
          </text:list-item>
          <text:list-item>
            <text:p text:style-name="P3"><text:span text:style-name="Strong_20_Emphasis">Arrays</text:span> – Learn how to organize your vairables in vectors and how to use them. </text:p>
          </text:list-item>
          <text:list-item>
            <text:p text:style-name="P3"><text:span text:style-name="Strong_20_Emphasis">Global functions</text:span> – Predefined functions that are built in every browser that supports JS. </text:p>
          </text:list-item>
          <text:list-item>
            <text:p text:style-name="P3"><text:span text:style-name="Strong_20_Emphasis">Regular expressions</text:span> – Use RegEx to define a search pattern. </text:p>
          </text:list-item>
          <text:list-item>
            <text:p text:style-name="P3"><text:span text:style-name="Strong_20_Emphasis">Errors</text:span> – JS error handling. </text:p>
          </text:list-item>
          <text:list-item>
            <text:p text:style-name="P3"><text:span text:style-name="Strong_20_Emphasis">JSON</text:span> – JavaScript Object Notation is syntax used for storing and exchanging data. </text:p>
          </text:list-item>
          <text:list-item>
            <text:p text:style-name="P1"><text:span text:style-name="Strong_20_Emphasis">Promises</text:span> – The Promise object is used for asynchronous computation. See our example on how to declare one. </text:p>
          </text:list-item>
        </text:list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5:31:53.017508484</meta:creation-date>
    <dc:date>2018-04-15T05:39:55.607569088</dc:date>
    <meta:editing-duration>PT8M7S</meta:editing-duration>
    <meta:editing-cycles>1</meta:editing-cycles>
    <meta:document-statistic meta:table-count="1" meta:image-count="0" meta:object-count="0" meta:page-count="12" meta:paragraph-count="439" meta:word-count="2580" meta:character-count="18035" meta:non-whitespace-character-count="13271"/>
    <meta:generator>LibreOffice/5.4.5.1$Linux_X86_64 LibreOffice_project/40m0$Build-1</meta:generator>
  </office:meta>
</office:document-meta>
</file>